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officeooo:rsid="0014b931" officeooo:paragraph-rsid="0014b931"/>
    </style:style>
    <style:style style:name="P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officeooo:rsid="0016021a" officeooo:paragraph-rsid="0016021a"/>
    </style:style>
    <style:style style:name="P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fo:font-size="11pt" officeooo:rsid="0016021a" officeooo:paragraph-rsid="0016021a" style:font-name-asian="Calibri1" style:font-size-asian="11pt" style:font-name-complex="Calibri1" style:font-size-complex="11pt"/>
    </style:style>
    <style:style style:name="P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fo:font-size="11pt" officeooo:rsid="001f8dcc" officeooo:paragraph-rsid="001f8dcc" style:font-name-asian="Calibri1" style:font-size-asian="11pt" style:font-name-complex="Calibri1" style:font-size-complex="11pt"/>
    </style:style>
    <style:style style:name="P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fo:font-size="11pt" officeooo:rsid="00202630" officeooo:paragraph-rsid="00202630" style:font-size-asian="9.60000038146973pt" style:font-size-complex="11pt"/>
    </style:style>
    <style:style style:name="P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fo:font-size="11pt" officeooo:rsid="00202e48" officeooo:paragraph-rsid="00202e48" style:font-size-asian="9.60000038146973pt" style:font-size-complex="11pt"/>
    </style:style>
    <style:style style:name="P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fo:font-size="11pt" officeooo:rsid="0021d6f2" officeooo:paragraph-rsid="0021d6f2" style:font-size-asian="9.60000038146973pt" style:font-size-complex="11pt"/>
    </style:style>
    <style:style style:name="P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officeooo:rsid="00198271" officeooo:paragraph-rsid="00198271"/>
    </style:style>
    <style:style style:name="P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officeooo:rsid="001b7e60" officeooo:paragraph-rsid="001b7e60"/>
    </style:style>
    <style:style style:name="P1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fo:font-size="12pt" officeooo:rsid="001d1e12" officeooo:paragraph-rsid="001d1e12" style:font-size-asian="10.5pt" style:font-size-complex="12pt"/>
    </style:style>
    <style:style style:name="P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fo:font-size="12pt" officeooo:rsid="00202e48" officeooo:paragraph-rsid="00202e48" style:font-size-asian="10.5pt" style:font-size-complex="12pt"/>
    </style:style>
    <style:style style:name="P1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fo:font-size="12pt" officeooo:rsid="00202e48" officeooo:paragraph-rsid="00202e48" style:font-size-asian="10.5pt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fo:font-size="12pt" officeooo:rsid="0021d6f2" officeooo:paragraph-rsid="0021d6f2" style:font-size-asian="10.5pt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fo:font-size="12pt" officeooo:rsid="001f8dcc" officeooo:paragraph-rsid="001f8dcc" style:font-name-asian="Calibri1" style:font-size-asian="12pt" style:font-name-complex="Calibri1" style:font-size-complex="12p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fo:color="#000000" loext:opacity="100%" fo:font-size="12pt" officeooo:rsid="00202630" officeooo:paragraph-rsid="00202630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fo:font-size="12pt" officeooo:rsid="0021d6f2" officeooo:paragraph-rsid="0021d6f2" style:font-size-asian="12pt" style:font-size-complex="12pt"/>
    </style:style>
    <style:style style:name="P1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officeooo:rsid="0021d6f2" officeooo:paragraph-rsid="0021d6f2"/>
    </style:style>
    <style:style style:name="P1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officeooo:rsid="00242ada" officeooo:paragraph-rsid="00242ada"/>
    </style:style>
    <style:style style:name="P1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officeooo:rsid="0025e974" officeooo:paragraph-rsid="0025e974"/>
    </style:style>
    <style:style style:name="P20" style:family="paragraph" style:parent-style-name="Standard">
      <style:paragraph-properties fo:margin-top="0cm" fo:margin-bottom="0cm" style:contextual-spacing="false" fo:line-height="115%" fo:text-align="justify" style:justify-single-word="false">
        <style:tab-stops>
          <style:tab-stop style:position="2.806cm"/>
        </style:tab-stops>
      </style:paragraph-properties>
      <style:text-properties officeooo:paragraph-rsid="00228bd3"/>
    </style:style>
    <style:style style:name="P2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d1e12"/>
    </style:style>
    <style:style style:name="P2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size="12pt" officeooo:rsid="0020bcff" officeooo:paragraph-rsid="0020bcff" style:font-size-asian="10.5pt" style:font-size-complex="12pt"/>
    </style:style>
    <style:style style:name="P23" style:family="paragraph" style:parent-style-name="Standard">
      <style:paragraph-properties fo:margin-top="0cm" fo:margin-bottom="0cm" style:contextual-spacing="false" fo:line-height="115%" fo:text-align="justify" style:justify-single-word="false">
        <style:tab-stops>
          <style:tab-stop style:position="2.806cm"/>
        </style:tab-stops>
      </style:paragraph-properties>
      <style:text-properties officeooo:rsid="00228bd3" officeooo:paragraph-rsid="00228bd3"/>
    </style:style>
    <style:style style:name="P24" style:family="paragraph" style:parent-style-name="Contents_20_2">
      <style:paragraph-properties>
        <style:tab-stops>
          <style:tab-stop style:position="1.552cm"/>
          <style:tab-stop style:position="15.903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0.776cm"/>
          <style:tab-stop style:position="15.903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27" style:family="paragraph" style:parent-style-name="Heading_20_1" style:list-style-name="WWNum5"/>
    <style:style style:name="P28" style:family="paragraph" style:parent-style-name="Heading_20_1" style:list-style-name="WWNum5">
      <style:paragraph-properties fo:margin-top="0cm" fo:margin-bottom="0cm" style:contextual-spacing="false" fo:line-height="115%" fo:text-align="justify" style:justify-single-word="false" fo:break-before="page"/>
    </style:style>
    <style:style style:name="P29" style:family="paragraph" style:parent-style-name="Heading_20_2" style:list-style-name="WWNum5"/>
    <style:style style:name="P30" style:family="paragraph" style:parent-style-name="Heading_20_3" style:list-style-name="WWNum5"/>
    <style:style style:name="P31" style:family="paragraph" style:parent-style-name="List_20_Paragraph">
      <style:paragraph-properties fo:margin-left="1.905cm" fo:margin-top="0cm" fo:margin-bottom="0cm" style:contextual-spacing="true" fo:line-height="115%" fo:text-align="justify" style:justify-single-word="false"/>
      <style:text-properties fo:color="#000000" loext:opacity="100%" officeooo:rsid="00269574" officeooo:paragraph-rsid="00269574"/>
    </style:style>
    <style:style style:name="P32" style:family="paragraph" style:parent-style-name="List_20_Paragraph">
      <style:paragraph-properties fo:margin-left="1.905cm" fo:margin-top="0cm" fo:margin-bottom="0cm" style:contextual-spacing="true" fo:line-height="115%" fo:text-align="justify" style:justify-single-word="false"/>
      <style:text-properties fo:color="#000000" loext:opacity="100%" officeooo:rsid="0026e8f1" officeooo:paragraph-rsid="0026e8f1"/>
    </style:style>
    <style:style style:name="P3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rsid="00228bd3" officeooo:paragraph-rsid="00228bd3"/>
    </style:style>
    <style:style style:name="P3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rsid="00228bd3" officeooo:paragraph-rsid="00242ada"/>
    </style:style>
    <style:style style:name="P3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15%" fo:text-align="center" style:justify-single-word="false" fo:break-before="page"/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15%" fo:text-align="justify" style:justify-single-word="false">
        <style:tab-stops>
          <style:tab-stop style:position="2.806cm"/>
        </style:tab-stops>
      </style:paragraph-properties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39" style:family="paragraph" style:parent-style-name="Standard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P4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size="12pt" fo:font-weight="bold" style:font-name-asian="Calibri1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size="12pt" style:font-name-asian="Calibri1" style:font-size-asian="12pt" style:font-name-complex="Calibri1" style:font-size-complex="12pt"/>
    </style:style>
    <style:style style:name="P4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officeooo:rsid="0013334d" officeooo:paragraph-rsid="0013334d"/>
    </style:style>
    <style:style style:name="P43" style:family="paragraph" style:parent-style-name="Standard">
      <style:text-properties fo:color="#2f5496" loext:opacity="100%" style:font-name="Calibri Light" fo:font-size="16pt" style:font-name-asian="Calibri1" style:font-size-asian="16pt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44" style:family="paragraph" style:parent-style-name="Standard">
      <style:paragraph-properties fo:margin-top="0cm" fo:margin-bottom="0cm" style:contextual-spacing="false" fo:line-height="115%" fo:text-align="justify" style:justify-single-word="false" fo:text-indent="1.249cm" style:auto-text-indent="false"/>
      <style:text-properties fo:color="#2f5496" loext:opacity="100%" fo:font-size="13pt" style:font-name-asian="Calibri1" style:font-size-asian="13pt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P45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fo:color="#000000" loext:opacity="100%" officeooo:rsid="0016021a" officeooo:paragraph-rsid="0016021a"/>
    </style:style>
    <style:style style:name="P46" style:family="paragraph" style:parent-style-name="Standard" style:list-style-name="L2">
      <style:paragraph-properties fo:margin-top="0cm" fo:margin-bottom="0cm" style:contextual-spacing="false" fo:line-height="115%" fo:text-align="justify" style:justify-single-word="false"/>
      <style:text-properties fo:color="#000000" loext:opacity="100%" officeooo:rsid="001b7e60" officeooo:paragraph-rsid="001b7e60"/>
    </style:style>
    <style:style style:name="P47" style:family="paragraph" style:parent-style-name="Standard" style:list-style-name="L5">
      <style:paragraph-properties fo:margin-top="0cm" fo:margin-bottom="0cm" style:contextual-spacing="false" fo:line-height="115%" fo:text-align="justify" style:justify-single-word="false"/>
      <style:text-properties fo:color="#000000" loext:opacity="100%" fo:font-size="11pt" officeooo:rsid="001d1e12" officeooo:paragraph-rsid="001d1e12" style:font-size-asian="11pt" style:font-size-complex="11pt"/>
    </style:style>
    <style:style style:name="P48" style:family="paragraph" style:parent-style-name="Standard" style:list-style-name="L5">
      <style:paragraph-properties fo:margin-top="0cm" fo:margin-bottom="0cm" style:contextual-spacing="false" fo:line-height="115%" fo:text-align="justify" style:justify-single-word="false"/>
      <style:text-properties fo:color="#000000" loext:opacity="100%" fo:font-size="11pt" officeooo:rsid="001d1e12" officeooo:paragraph-rsid="001e7d39" style:font-size-asian="11pt" style:font-size-complex="11pt"/>
    </style:style>
    <style:style style:name="P49" style:family="paragraph" style:parent-style-name="Standard" style:list-style-name="L6">
      <style:paragraph-properties fo:margin-top="0cm" fo:margin-bottom="0cm" style:contextual-spacing="false" fo:line-height="115%" fo:text-align="justify" style:justify-single-word="false"/>
      <style:text-properties fo:color="#000000" loext:opacity="100%" fo:font-size="11pt" officeooo:rsid="001d1e12" officeooo:paragraph-rsid="00202630" style:font-size-asian="11pt" style:font-size-complex="11pt"/>
    </style:style>
    <style:style style:name="P50" style:family="paragraph" style:parent-style-name="Standard" style:list-style-name="L6">
      <style:paragraph-properties fo:margin-top="0cm" fo:margin-bottom="0cm" style:contextual-spacing="false" fo:line-height="115%" fo:text-align="justify" style:justify-single-word="false"/>
      <style:text-properties fo:color="#000000" loext:opacity="100%" fo:font-size="11pt" officeooo:rsid="001d1e12" officeooo:paragraph-rsid="001e7d39" style:font-size-asian="11pt" style:font-size-complex="11pt"/>
    </style:style>
    <style:style style:name="P51" style:family="paragraph" style:parent-style-name="Standard" style:list-style-name="L11">
      <style:paragraph-properties fo:margin-top="0cm" fo:margin-bottom="0cm" style:contextual-spacing="false" fo:line-height="115%" fo:text-align="justify" style:justify-single-word="false"/>
      <style:text-properties fo:color="#000000" loext:opacity="100%" fo:font-size="11pt" officeooo:rsid="00202e48" officeooo:paragraph-rsid="00202e48" style:font-size-asian="11pt" style:font-size-complex="11pt"/>
    </style:style>
    <style:style style:name="P52" style:family="paragraph" style:parent-style-name="Standard" style:list-style-name="L7">
      <style:paragraph-properties fo:margin-top="0cm" fo:margin-bottom="0cm" style:contextual-spacing="false" fo:line-height="115%" fo:text-align="start" style:justify-single-word="false"/>
      <style:text-properties fo:color="#000000" loext:opacity="100%" fo:font-size="11pt" officeooo:rsid="00202630" officeooo:paragraph-rsid="00202630" style:font-size-asian="9.60000038146973pt" style:font-size-complex="11pt"/>
    </style:style>
    <style:style style:name="P53" style:family="paragraph" style:parent-style-name="Standard" style:list-style-name="L8">
      <style:paragraph-properties fo:margin-top="0cm" fo:margin-bottom="0cm" style:contextual-spacing="false" fo:line-height="115%" fo:text-align="start" style:justify-single-word="false"/>
      <style:text-properties fo:color="#000000" loext:opacity="100%" fo:font-size="11pt" officeooo:rsid="00202630" officeooo:paragraph-rsid="00202630" style:font-size-asian="9.60000038146973pt" style:font-size-complex="11pt"/>
    </style:style>
    <style:style style:name="P54" style:family="paragraph" style:parent-style-name="Standard" style:list-style-name="L8">
      <style:paragraph-properties fo:margin-top="0cm" fo:margin-bottom="0cm" style:contextual-spacing="false" fo:line-height="115%" fo:text-align="start" style:justify-single-word="false"/>
      <style:text-properties fo:color="#000000" loext:opacity="100%" fo:font-size="11pt" officeooo:rsid="00202e48" officeooo:paragraph-rsid="00202e48" style:font-size-asian="9.60000038146973pt" style:font-size-complex="11pt"/>
    </style:style>
    <style:style style:name="P55" style:family="paragraph" style:parent-style-name="Standard" style:list-style-name="L9">
      <style:paragraph-properties fo:margin-top="0cm" fo:margin-bottom="0cm" style:contextual-spacing="false" fo:line-height="115%" fo:text-align="start" style:justify-single-word="false"/>
      <style:text-properties fo:color="#000000" loext:opacity="100%" fo:font-size="11pt" officeooo:rsid="00202e48" officeooo:paragraph-rsid="00202e48" style:font-size-asian="9.60000038146973pt" style:font-size-complex="11pt"/>
    </style:style>
    <style:style style:name="P56" style:family="paragraph" style:parent-style-name="Standard" style:list-style-name="L10">
      <style:paragraph-properties fo:margin-top="0cm" fo:margin-bottom="0cm" style:contextual-spacing="false" fo:line-height="115%" fo:text-align="justify" style:justify-single-word="false"/>
      <style:text-properties fo:color="#000000" loext:opacity="100%" fo:font-size="11pt" officeooo:rsid="00202e48" officeooo:paragraph-rsid="00202e48" style:font-size-asian="9.60000038146973pt" style:font-size-complex="11pt"/>
    </style:style>
    <style:style style:name="P57" style:family="paragraph" style:parent-style-name="Standard" style:list-style-name="L12">
      <style:paragraph-properties fo:margin-top="0cm" fo:margin-bottom="0cm" style:contextual-spacing="false" fo:line-height="115%" fo:text-align="justify" style:justify-single-word="false"/>
      <style:text-properties fo:color="#000000" loext:opacity="100%" fo:font-size="11pt" officeooo:rsid="0020bcff" officeooo:paragraph-rsid="0020bcff" style:font-size-asian="9.60000038146973pt" style:font-size-complex="11pt"/>
    </style:style>
    <style:style style:name="P58" style:family="paragraph" style:parent-style-name="Standard" style:list-style-name="L14">
      <style:paragraph-properties fo:margin-top="0cm" fo:margin-bottom="0cm" style:contextual-spacing="false" fo:line-height="115%" fo:text-align="justify" style:justify-single-word="false"/>
      <style:text-properties fo:color="#000000" loext:opacity="100%" fo:font-size="11pt" officeooo:rsid="0021d6f2" officeooo:paragraph-rsid="0021d6f2" style:font-size-asian="9.60000038146973pt" style:font-size-complex="11pt"/>
    </style:style>
    <style:style style:name="P59" style:family="paragraph" style:parent-style-name="Standard" style:list-style-name="L15">
      <style:paragraph-properties fo:margin-top="0cm" fo:margin-bottom="0cm" style:contextual-spacing="false" fo:line-height="115%" fo:text-align="justify" style:justify-single-word="false"/>
      <style:text-properties fo:color="#000000" loext:opacity="100%" fo:font-size="11pt" officeooo:rsid="0021d6f2" officeooo:paragraph-rsid="0021d6f2" style:font-size-asian="9.60000038146973pt" style:font-size-complex="11pt"/>
    </style:style>
    <style:style style:name="P60" style:family="paragraph" style:parent-style-name="Standard" style:list-style-name="L16">
      <style:paragraph-properties fo:margin-top="0cm" fo:margin-bottom="0cm" style:contextual-spacing="false" fo:line-height="115%" fo:text-align="justify" style:justify-single-word="false"/>
      <style:text-properties fo:color="#000000" loext:opacity="100%" fo:font-size="11pt" officeooo:rsid="0021d6f2" officeooo:paragraph-rsid="0021d6f2" style:font-size-asian="9.60000038146973pt" style:font-size-complex="11pt"/>
    </style:style>
    <style:style style:name="P61" style:family="paragraph" style:parent-style-name="Standard" style:list-style-name="L17">
      <style:paragraph-properties fo:margin-top="0cm" fo:margin-bottom="0cm" style:contextual-spacing="false" fo:line-height="115%" fo:text-align="justify" style:justify-single-word="false"/>
      <style:text-properties fo:color="#000000" loext:opacity="100%" fo:font-size="10.5pt" officeooo:rsid="0021d6f2" officeooo:paragraph-rsid="0021d6f2" style:font-size-asian="9.14999961853027pt" style:font-size-complex="10.5pt"/>
    </style:style>
    <style:style style:name="P62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000000" loext:opacity="100%" officeooo:rsid="00262591" officeooo:paragraph-rsid="00262591"/>
    </style:style>
    <style:style style:name="P63" style:family="paragraph" style:parent-style-name="Standard">
      <style:paragraph-properties fo:margin-top="0cm" fo:margin-bottom="0cm" style:contextual-spacing="false" fo:line-height="115%" fo:text-align="justify" style:justify-single-word="false" fo:text-indent="1.249cm" style:auto-text-indent="false"/>
      <style:text-properties fo:color="#000000" loext:opacity="100%" officeooo:rsid="00262591" officeooo:paragraph-rsid="00262591"/>
    </style:style>
    <style:style style:name="P64" style:family="paragraph" style:parent-style-name="Standard">
      <style:paragraph-properties fo:margin-left="1.884cm" fo:text-align="justify" style:justify-single-word="false"/>
      <style:text-properties fo:color="#000000" loext:opacity="100%" fo:font-size="12pt" officeooo:rsid="0026e8f1" officeooo:paragraph-rsid="0026e8f1" style:font-size-asian="12pt" style:font-size-complex="12pt"/>
    </style:style>
    <style:style style:name="P65" style:family="paragraph" style:parent-style-name="Standard" style:list-style-name="L3">
      <style:text-properties officeooo:rsid="001ccaf9" officeooo:paragraph-rsid="001ccaf9"/>
    </style:style>
    <style:style style:name="P6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ff0000" loext:opacity="100%" fo:font-size="12pt" style:font-name-asian="Calibri1" style:font-size-asian="12pt" style:font-name-complex="Calibri1" style:font-size-complex="12pt"/>
    </style:style>
    <style:style style:name="P67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color="#ff0000" loext:opacity="100%" fo:font-size="12pt" style:font-name-asian="Calibri1" style:font-size-asian="12pt" style:font-size-complex="12pt"/>
    </style:style>
    <style:style style:name="P68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fo:font-size="11pt" officeooo:rsid="001d1e12" officeooo:paragraph-rsid="001d1e12" style:font-size-asian="11pt" style:font-size-complex="11pt"/>
    </style:style>
    <style:style style:name="P69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fo:font-size="11pt" officeooo:rsid="001d1e12" officeooo:paragraph-rsid="001e7d39" style:font-size-asian="11pt" style:font-size-complex="11pt"/>
    </style:style>
    <style:style style:name="P70" style:family="paragraph" style:parent-style-name="Standard" style:list-style-name="L13">
      <style:paragraph-properties fo:margin-top="0cm" fo:margin-bottom="0cm" style:contextual-spacing="false" fo:line-height="115%" fo:text-align="justify" style:justify-single-word="false"/>
      <style:text-properties fo:font-size="11pt" officeooo:rsid="0020bcff" officeooo:paragraph-rsid="0020bcff" style:font-size-asian="9.60000038146973pt" style:font-size-complex="11pt"/>
    </style:style>
    <style:style style:name="T1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font-size="12pt" fo:font-weight="bold" style:font-name-asian="Calibri1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name-complex="Calibri1" style:font-size-complex="12pt"/>
    </style:style>
    <style:style style:name="T4" style:family="text">
      <style:text-properties fo:font-size="12pt" style:font-name-asian="Calibri1" style:font-size-asian="12pt" style:font-name-complex="Calibri1" style:font-size-complex="12pt"/>
    </style:style>
    <style:style style:name="T5" style:family="text">
      <style:text-properties style:font-name-asian="Calibri1"/>
    </style:style>
    <style:style style:name="T6" style:family="text">
      <style:text-properties style:font-name-asian="Calibri1" style:font-name-complex="Calibri1"/>
    </style:style>
    <style:style style:name="T7" style:family="text">
      <style:text-properties fo:background-color="#ffff00" loext:char-shading-value="0" style:font-name-asian="Calibri1"/>
    </style:style>
    <style:style style:name="T8" style:family="text">
      <style:text-properties style:language-asian="pt" style:country-asian="BR"/>
    </style:style>
    <style:style style:name="T9" style:family="text">
      <style:text-properties text:display="true"/>
    </style:style>
    <style:style style:name="T10" style:family="text">
      <style:text-properties fo:color="#2f5496" loext:opacity="100%" style:font-name="Calibri Light" fo:font-size="16pt" style:font-name-asian="Calibri1" style:font-size-asian="16pt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1" style:family="text">
      <style:text-properties fo:color="#2f5496" loext:opacity="100%" fo:font-size="13pt" style:font-name-asian="Calibri1" style:font-size-asian="13pt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12" style:family="text">
      <style:text-properties fo:color="#ff0000" loext:opacity="100%" fo:font-size="12pt" style:font-name-asian="Calibri1" style:font-size-asian="12pt" style:font-size-complex="12pt"/>
    </style:style>
    <style:style style:name="T13" style:family="text">
      <style:text-properties fo:color="#ff0000" loext:opacity="100%" fo:font-size="12pt" style:font-name-asian="Calibri1" style:font-size-asian="12pt" style:font-name-complex="Calibri1" style:font-size-complex="12pt"/>
    </style:style>
    <style:style style:name="T14" style:family="text">
      <style:text-properties fo:color="#ff0000" loext:opacity="100%" fo:font-size="12pt" style:font-size-asian="12pt" style:font-size-complex="12pt"/>
    </style:style>
    <style:style style:name="T15" style:family="text">
      <style:text-properties officeooo:rsid="0016021a"/>
    </style:style>
    <style:style style:name="T16" style:family="text">
      <style:text-properties officeooo:rsid="0016750d"/>
    </style:style>
    <style:style style:name="T17" style:family="text">
      <style:text-properties officeooo:rsid="00191752"/>
    </style:style>
    <style:style style:name="T18" style:family="text">
      <style:text-properties officeooo:rsid="00198271"/>
    </style:style>
    <style:style style:name="T19" style:family="text">
      <style:text-properties officeooo:rsid="001b7e60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fo:font-size="12pt" officeooo:rsid="001d1e12" style:font-size-asian="10.5pt" style:font-size-complex="12pt"/>
    </style:style>
    <style:style style:name="T22" style:family="text">
      <style:text-properties fo:color="#000000" loext:opacity="100%" fo:font-size="12pt" fo:font-weight="bold" officeooo:rsid="00202630" style:font-name-asian="Calibri1" style:font-size-asian="12pt" style:font-weight-asian="bold" style:font-name-complex="Calibri1" style:font-size-complex="12pt" style:font-weight-complex="bold"/>
    </style:style>
    <style:style style:name="T23" style:family="text">
      <style:text-properties fo:color="#000000" loext:opacity="100%" fo:font-size="12pt" fo:font-weight="bold" officeooo:rsid="00202e48" style:font-name-asian="Calibri1" style:font-size-asian="10.5pt" style:font-weight-asian="bold" style:font-name-complex="Calibri1" style:font-size-complex="12pt" style:font-weight-complex="bold"/>
    </style:style>
    <style:style style:name="T24" style:family="text">
      <style:text-properties fo:color="#000000" loext:opacity="100%" officeooo:rsid="001d1e12"/>
    </style:style>
    <style:style style:name="T25" style:family="text">
      <style:text-properties fo:color="#000000" loext:opacity="100%" officeooo:rsid="001e7d39"/>
    </style:style>
    <style:style style:name="T26" style:family="text">
      <style:text-properties fo:color="#000000" loext:opacity="100%" officeooo:rsid="0021d6f2"/>
    </style:style>
    <style:style style:name="T27" style:family="text">
      <style:text-properties fo:color="#000000" loext:opacity="100%" officeooo:rsid="00228bd3"/>
    </style:style>
    <style:style style:name="T28" style:family="text">
      <style:text-properties fo:color="#000000" loext:opacity="100%" officeooo:rsid="00242ada"/>
    </style:style>
    <style:style style:name="T29" style:family="text">
      <style:text-properties officeooo:rsid="001e7d39"/>
    </style:style>
    <style:style style:name="T30" style:family="text">
      <style:text-properties officeooo:rsid="00202630"/>
    </style:style>
    <style:style style:name="T31" style:family="text">
      <style:text-properties fo:font-size="11pt" style:font-size-asian="9.60000038146973pt" style:font-size-complex="11pt"/>
    </style:style>
    <style:style style:name="T32" style:family="text">
      <style:text-properties officeooo:rsid="0021d6f2"/>
    </style:style>
    <style:style style:name="T33" style:family="text">
      <style:text-properties officeooo:rsid="00228bd3"/>
    </style:style>
    <style:style style:name="T34" style:family="text">
      <style:text-properties officeooo:rsid="0026e8f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 loext:marker-style-name="T3"><text:span text:style-name="T1">ESTÁCIO</text:span></text:p>
      <text:p text:style-name="P33" loext:marker-style-name="T1"><text:span text:style-name="T1">ABDIAS DE CARVALHO</text:span></text:p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3" loext:marker-style-name="T1"><text:span text:style-name="T1">TomatoFlow</text:span></text:p>
      <text:p text:style-name="P35" loext:marker-style-name="T1"/>
      <text:p text:style-name="P34" loext:marker-style-name="T1"><text:span text:style-name="T1">Richard Willian Luna de Araújo, Gabriel Josinaldo </text:span><text:span text:style-name="T22">de Oliveira, </text:span><text:span text:style-name="T23">Kawan Maciel de Lima Silva e Carlos Daniel Batista dos Santos</text:span></text:p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/>
      <text:p text:style-name="P35" loext:marker-style-name="T1"><text:soft-page-break/></text:p>
      <text:p text:style-name="P42" loext:marker-style-name="T1"><text:span text:style-name="T1">2025</text:span></text:p>
      <text:p text:style-name="P42" loext:marker-style-name="T1"><text:span text:style-name="T1">Recife, Pernambuco</text:span></text:p>
      <text:p text:style-name="P39" loext:marker-style-name="T1"/>
      <text:p text:style-name="P36" loext:marker-style-name="T1"/>
      <text:table-of-content text:style-name="Sect1" text:protected="true" text:name="Sumário1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extSection">
            <text:p text:style-name="Contents_20_Heading">Sumário</text:p>
          </text:index-title>
          <text:p text:style-name="P25" loext:marker-style-name="T8"><text:a xlink:type="simple" xlink:href="#_Toc119686561" text:style-name="Index_20_Link" text:visited-style-name="Index_20_Link"><text:span text:style-name="T5">1.</text:span><text:span text:style-name="T8"><text:tab/></text:span><text:span text:style-name="T5">DIAGNÓSTICO E TEORIZAÇÃO</text:span><text:span text:style-name="T9"><text:tab/>3</text:span></text:a></text:p>
          <text:p text:style-name="P24" loext:marker-style-name="T8"><text:a xlink:type="simple" xlink:href="#_Toc119686562" text:style-name="Index_20_Link" text:visited-style-name="Index_20_Link"><text:span text:style-name="T5">1.1.</text:span><text:span text:style-name="T8"><text:tab/></text:span><text:span text:style-name="T5">Identificação das partes interessadas e parceiros</text:span><text:span text:style-name="T9"><text:tab/>3</text:span></text:a></text:p>
          <text:p text:style-name="P24" loext:marker-style-name="T8"><text:a xlink:type="simple" xlink:href="#_Toc119686563" text:style-name="Index_20_Link" text:visited-style-name="Index_20_Link"><text:span text:style-name="T5">1.2.</text:span><text:span text:style-name="T8"><text:tab/></text:span><text:span text:style-name="T5">Problemática e/ou problemas identificados</text:span><text:span text:style-name="T9"><text:tab/>3</text:span></text:a></text:p>
          <text:p text:style-name="P24" loext:marker-style-name="T8"><text:a xlink:type="simple" xlink:href="#_Toc119686564" text:style-name="Index_20_Link" text:visited-style-name="Index_20_Link"><text:span text:style-name="T5">1.3.</text:span><text:span text:style-name="T8"><text:tab/></text:span><text:span text:style-name="T5">Justificativa</text:span><text:span text:style-name="T9"><text:tab/>3</text:span></text:a></text:p>
          <text:p text:style-name="P24" loext:marker-style-name="T8"><text:a xlink:type="simple" xlink:href="#_Toc119686565" text:style-name="Index_20_Link" text:visited-style-name="Index_20_Link"><text:span text:style-name="T5">1.4.</text:span><text:span text:style-name="T8"><text:tab/></text:span><text:span text:style-name="T5">Objetivos/resultados/efeitos a serem alcançados (em relação ao problema identificado e sob a perspectiva dos públicos envolvidos)</text:span><text:span text:style-name="T9"><text:tab/>3</text:span></text:a></text:p>
          <text:p text:style-name="P24" loext:marker-style-name="T8"><text:a xlink:type="simple" xlink:href="#_Toc119686566" text:style-name="Index_20_Link" text:visited-style-name="Index_20_Link"><text:span text:style-name="T5">1.5.</text:span><text:span text:style-name="T8"><text:tab/></text:span><text:span text:style-name="T5">Referencial teórico (subsídio teórico para propositura de ações da extensão)</text:span><text:span text:style-name="T9"><text:tab/>3</text:span></text:a></text:p>
          <text:p text:style-name="P25" loext:marker-style-name="T8"><text:a xlink:type="simple" xlink:href="#_Toc119686567" text:style-name="Index_20_Link" text:visited-style-name="Index_20_Link"><text:span text:style-name="T5">2.</text:span><text:span text:style-name="T8"><text:tab/></text:span><text:span text:style-name="T5">PLANEJAMENTO E DESENVOLVIMENTO DO PROJETO</text:span><text:span text:style-name="T9"><text:tab/>4</text:span></text:a></text:p>
          <text:p text:style-name="P24" loext:marker-style-name="T8"><text:a xlink:type="simple" xlink:href="#_Toc119686568" text:style-name="Index_20_Link" text:visited-style-name="Index_20_Link"><text:span text:style-name="T5">2.1.</text:span><text:span text:style-name="T8"><text:tab/></text:span><text:span text:style-name="T5">Plano de trabalho (usando ferramenta acordada com o docente)</text:span><text:span text:style-name="T9"><text:tab/>4</text:span></text:a></text:p>
          <text:p text:style-name="P24" loext:marker-style-name="T8"><text:a xlink:type="simple" xlink:href="#_Toc119686569" text:style-name="Index_20_Link" text:visited-style-name="Index_20_Link"><text:span text:style-name="T5">2.2.</text:span><text:span text:style-name="T8"><text:tab/></text:span><text:span text:style-name="T5">Descrição da forma de envolvimento do público participante na formulação do projeto, seu desenvolvimento e avaliação, bem como as estratégias pelo grupo para mobilizá-los.</text:span><text:span text:style-name="T9"><text:tab/>4</text:span></text:a></text:p>
          <text:p text:style-name="P24" loext:marker-style-name="T8"><text:a xlink:type="simple" xlink:href="#_Toc119686570" text:style-name="Index_20_Link" text:visited-style-name="Index_20_Link"><text:span text:style-name="T6">2.3.</text:span><text:span text:style-name="T8"><text:tab/></text:span><text:span text:style-name="T5">Grupo de trabalho (descrição da responsabilidade de cada membro)</text:span><text:span text:style-name="T9"><text:tab/>4</text:span></text:a></text:p>
          <text:p text:style-name="P24" loext:marker-style-name="T8"><text:a xlink:type="simple" xlink:href="#_Toc119686571" text:style-name="Index_20_Link" text:visited-style-name="Index_20_Link"><text:span text:style-name="T5">2.4.</text:span><text:span text:style-name="T8"><text:tab/></text:span><text:span text:style-name="T5">Metas, critérios ou indicadores de avaliação do projeto</text:span><text:span text:style-name="T9"><text:tab/>4</text:span></text:a></text:p>
          <text:p text:style-name="P24" loext:marker-style-name="T8"><text:a xlink:type="simple" xlink:href="#_Toc119686572" text:style-name="Index_20_Link" text:visited-style-name="Index_20_Link"><text:span text:style-name="T5">2.5.</text:span><text:span text:style-name="T8"><text:tab/></text:span><text:span text:style-name="T5">Recursos previstos</text:span><text:span text:style-name="T9"><text:tab/>5</text:span></text:a></text:p>
          <text:p text:style-name="P24" loext:marker-style-name="T8"><text:a xlink:type="simple" xlink:href="#_Toc119686573" text:style-name="Index_20_Link" text:visited-style-name="Index_20_Link"><text:span text:style-name="T5">2.6.</text:span><text:span text:style-name="T8"><text:tab/></text:span><text:span text:style-name="T5">Detalhamento técnico do projeto</text:span><text:span text:style-name="T9"><text:tab/>5</text:span></text:a></text:p>
          <text:p text:style-name="P25" loext:marker-style-name="T8"><text:a xlink:type="simple" xlink:href="#_Toc119686574" text:style-name="Index_20_Link" text:visited-style-name="Index_20_Link"><text:span text:style-name="T5">3.</text:span><text:span text:style-name="T8"><text:tab/></text:span><text:span text:style-name="T5">ENCERRAMENTO DO PROJETO</text:span><text:span text:style-name="T9"><text:tab/>5</text:span></text:a></text:p>
          <text:p text:style-name="P24" loext:marker-style-name="T8"><text:a xlink:type="simple" xlink:href="#_Toc119686575" text:style-name="Index_20_Link" text:visited-style-name="Index_20_Link"><text:span text:style-name="T5">3.1.</text:span><text:span text:style-name="T8"><text:tab/></text:span><text:span text:style-name="T5">Relatório Coletivo (podendo ser oral e escrita ou apenas escrita)</text:span><text:span text:style-name="T9"><text:tab/>5</text:span></text:a></text:p>
          <text:p text:style-name="P24" loext:marker-style-name="T8"><text:a xlink:type="simple" xlink:href="#_Toc119686576" text:style-name="Index_20_Link" text:visited-style-name="Index_20_Link"><text:span text:style-name="T5">3.2.</text:span><text:span text:style-name="T8"><text:tab/></text:span><text:span text:style-name="T5">Avaliação de reação da parte interessada</text:span><text:span text:style-name="T9"><text:tab/>5</text:span></text:a></text:p>
          <text:p text:style-name="P24" loext:marker-style-name="T8"><text:a xlink:type="simple" xlink:href="#_Toc119686577" text:style-name="Index_20_Link" text:visited-style-name="Index_20_Link"><text:span text:style-name="T5">3.3.</text:span><text:span text:style-name="T8"><text:tab/></text:span><text:span text:style-name="T5">Relato de Experiência Individual</text:span><text:span text:style-name="T9"><text:tab/>5</text:span></text:a></text:p>
          <text:p text:style-name="P26" loext:marker-style-name="T8"><text:a xlink:type="simple" xlink:href="#_Toc119686578" text:style-name="Index_20_Link" text:visited-style-name="Index_20_Link">3.1. CONTEXTUALIZAÇÃO<text:span text:style-name="T9"><text:tab/>5</text:span></text:a></text:p>
          <text:p text:style-name="P26" loext:marker-style-name="T8"><text:a xlink:type="simple" xlink:href="#_Toc119686579" text:style-name="Index_20_Link" text:visited-style-name="Index_20_Link">3.2. METODOLOGIA<text:span text:style-name="T9"><text:tab/>6</text:span></text:a></text:p>
          <text:p text:style-name="P26" loext:marker-style-name="T8"><text:a xlink:type="simple" xlink:href="#_Toc119686580" text:style-name="Index_20_Link" text:visited-style-name="Index_20_Link">3.3. RESULTADOS E DISCUSSÃO:<text:span text:style-name="T9"><text:tab/>6</text:span></text:a></text:p>
          <text:p text:style-name="P26" loext:marker-style-name="T8"><text:a xlink:type="simple" xlink:href="#_Toc119686581" text:style-name="Index_20_Link" text:visited-style-name="Index_20_Link">3.4. REFLEXÃO APROFUNDADA<text:span text:style-name="T9"><text:tab/>6</text:span></text:a></text:p>
          <text:p text:style-name="P26" loext:marker-style-name="T8"><text:a xlink:type="simple" xlink:href="#_Toc119686582" text:style-name="Index_20_Link" text:visited-style-name="Index_20_Link">3.5. <text:s/>CONSIDERAÇÕES FINAIS<text:span text:style-name="T9"><text:tab/>6</text:span></text:a></text:p>
          <text:p text:style-name="Standard"/>
        </text:index-body>
      </text:table-of-content>
      <text:p text:style-name="P37" loext:marker-style-name="T1"/>
      <text:p text:style-name="P40" loext:marker-style-name="T2"/>
      <text:p text:style-name="P43" loext:marker-style-name="T10"/>
      <text:list xml:id="list1243631330" text:style-name="WWNum5">
        <text:list-item>
          <text:h text:style-name="P28" text:outline-level="1" loext:marker-style-name="T1"><text:bookmark-start text:name="_Toc119686561"/><text:span text:style-name="T5">DIAGNÓSTICO E TEORIZAÇÃO </text:span><text:bookmark-end text:name="_Toc119686561"/><text:span text:style-name="T1"/></text:h>
          <text:list>
            <text:list-item>
              <text:h text:style-name="P29" text:outline-level="2" loext:marker-style-name="T5"><text:bookmark-start text:name="_Toc119686562"/><text:span text:style-name="T5">Identificação das partes interessadas e parceiros</text:span><text:bookmark-end text:name="_Toc119686562"/><text:span text:style-name="T5"> </text:span><text:span text:style-name="T5"/></text:h>
            </text:list-item>
          </text:list>
        </text:list-item>
      </text:list>
      <text:p text:style-name="P1">O projeto foi desenvolvido sem parcerias</text:p>
      <text:p text:style-name="P1"/>
      <text:p text:style-name="P1">O público-alvo são estudantes de diferentes níveis de escolaridade <text:span text:style-name="T15">e que possuem dificuldades em administrar o tempo de seus estudos.</text:span></text:p>
      <text:p text:style-name="P1"/>
      <text:p text:style-name="P2">Perfil socioeconômico:</text:p>
      <text:list text:style-name="L1">
        <text:list-item>
          <text:p text:style-name="P45">Escolaridade: Qualquer nível de escolaridade.</text:p>
        </text:list-item>
        <text:list-item>
          <text:p text:style-name="P45">Gênero: Qualquer gênero.</text:p>
        </text:list-item>
        <text:list-item>
          <text:p text:style-name="P45">Faixa etária: Qualquer faixa etária.</text:p>
        </text:list-item>
      </text:list>
      <text:p text:style-name="P41" loext:marker-style-name="T4"/>
      <text:list text:continue-list="list1243631330" text:style-name="WWNum5">
        <text:list-item>
          <text:list>
            <text:list-item>
              <text:h text:style-name="P29" text:outline-level="2" loext:marker-style-name="T5"><text:bookmark-start text:name="_Toc119686563"/><text:span text:style-name="T5">Problemática e/ou problemas identificados</text:span><text:bookmark-end text:name="_Toc119686563"/><text:span text:style-name="T5"/></text:h>
            </text:list-item>
          </text:list>
        </text:list-item>
      </text:list>
      <text:p text:style-name="P3"><text:span text:style-name="T17">Muitos estudantes possuem problemas para administrar seu tempo, sendo um dos principais problemas a perca de foco durantes várias horas de estudos.</text:span><text:line-break/><text:line-break/>O aplicativo <text:span text:style-name="T32">TomatoFlow</text:span> foi desenvolvido para ajudar estudantes que tem dificuldade em administrar o seu tempo de estud<text:span text:style-name="T16">o, </text:span><text:span text:style-name="T17">permitindo que o estudante tenha um melhor controle do seu tempo, </text:span><text:span text:style-name="T18">podendo escolher a quantidade de tempo usada para estudar e a quantidade de tempo usada para realizar um descanso curto ou longo.</text:span></text:p>
      <text:p text:style-name="P3"/>
      <text:list xml:id="list32955605822803" text:continue-numbering="true" text:style-name="WWNum5">
        <text:list-item>
          <text:list>
            <text:list-item>
              <text:h text:style-name="P29" text:outline-level="2" loext:marker-style-name="T5"><text:bookmark-start text:name="_Toc119686564"/><text:span text:style-name="T5">Justificativa</text:span><text:bookmark-end text:name="_Toc119686564"/><text:span text:style-name="T5"> </text:span><text:span text:style-name="T5"/></text:h>
            </text:list-item>
          </text:list>
        </text:list-item>
      </text:list>
      <text:p text:style-name="P8">O desenvolvimento desse aplicativo <text:span text:style-name="T19">tem um impacto na comunidade, já que ele será capaz de </text:span>tornar a rotina de estudos menos estressante <text:span text:style-name="T19">e mais proativa.</text:span></text:p>
      <text:p text:style-name="P8"/>
      <text:p text:style-name="P9">Do ponto de vista acadêmico, o desenvolvimento desse aplicativo oferece aos alunos envolvidos a oportunidade de botar em prática os conhecimentos recebidos durante suas aulas, como:</text:p>
      <text:list text:style-name="L2">
        <text:list-item>
          <text:p text:style-name="P46">Programação para dispositivos móveis utilizando ionic.</text:p>
        </text:list-item>
        <text:list-item>
          <text:p text:style-name="P46">Criação de banco de dados.</text:p>
        </text:list-item>
        <text:list-item>
          <text:p text:style-name="P46">Gestão de projetos.</text:p>
        </text:list-item>
      </text:list>
      <text:p text:style-name="P9"/>
      <text:p text:style-name="P9">O desenvolvimento desse aplicativo fornece mais conhecimento prático no desenvolvimento de aplicativos móveis, preparando os estudantes para desafios reais do mercado de trabalho.</text:p>
      <text:p text:style-name="P37" loext:marker-style-name="T1"/>
      <text:list xml:id="list32954072410450" text:continue-list="list32955605822803" text:style-name="WWNum5">
        <text:list-item>
          <text:list>
            <text:list-item>
              <text:h text:style-name="P29" text:outline-level="2" loext:marker-style-name="T5"><text:bookmark-start text:name="_Toc119686565"/><text:soft-page-break/><text:span text:style-name="T5">Objetivos/resultados/efeitos a serem alcançados (em relação ao problema identificado e sob a perspectiva dos públicos envolvidos)</text:span><text:bookmark-end text:name="_Toc119686565"/></text:h>
            </text:list-item>
          </text:list>
        </text:list-item>
      </text:list>
      <text:list text:style-name="L3">
        <text:list-item>
          <text:p text:style-name="P65">Administração do tempo: Permitir que o estudante tenha um melhor controle sobre o seu tempo de estudo, definindo a quantidade de tempo para estudar e a quantidade de tempo para descansar.</text:p>
        </text:list-item>
        <text:list-item>
          <text:p text:style-name="P65">Qualidade dos estudos: Permitir que o estudante não perca o foco e não fique estressado por estudar várias horas seguidas sem pausas.</text:p>
        </text:list-item>
      </text:list>
      <text:p text:style-name="P66" loext:marker-style-name="T13"/>
      <text:list text:continue-list="list32954072410450" text:style-name="WWNum5">
        <text:list-item>
          <text:list>
            <text:list-item>
              <text:h text:style-name="P29" text:outline-level="2" loext:marker-style-name="T5"><text:bookmark-start text:name="_Toc119686566"/><text:span text:style-name="T5">Referencial teórico (subsídio teórico para propositura de ações da extensão)</text:span><text:bookmark-end text:name="_Toc119686566"/><text:span text:style-name="T5"/></text:h>
            </text:list-item>
          </text:list>
        </text:list-item>
      </text:list>
      <text:p text:style-name="P20"><text:span text:style-name="T27">O TomadoFlow foi inspirado no método pomodoro que foi criado por </text:span>Francesco Cirillo. O <text:span text:style-name="T33">mét</text:span>odo é estruturado em ciclos de 25 minutos de foco chamados pomodoros, seguidos por pausas curtas de 5 minutos, <text:span text:style-name="T33">após 4 pomodoros ocorre uma pausa maior de 15 minutos. Esse método trás a sensação de constante progresso, evitando a sobrecarga mental.</text:span></text:p>
      <text:p text:style-name="P20"/>
      <text:p text:style-name="P23">González e Canâs dizem que manter períodos curtos de foco, alternados com pausas, evita sobrecarregar a mente e as pausas permitem recuperação cognitiva, melhorando desempenho em tarefas exigentes. Os estudos dos autores afirmam que o método ajuda pessoas a organizarem tarefas de maneira mais eficiente e a técnica aumenta percepção de controle sobre o próprio tempo.</text:p>
      <text:p text:style-name="P23"/>
      <text:p text:style-name="P23">Os estudos de Mahmood mostram que estudantes que usam Pomodoro procrastinam menos, pois a técnica facilita começar tarefas e manter ritmo. Participantes que aplicaram o método apresentaram melhor organização do estudo, mais regularidade e maior retenção de conteúdo.</text:p>
      <text:p text:style-name="P38" loext:marker-style-name="T1"/>
      <text:list text:continue-numbering="true" text:style-name="WWNum5">
        <text:list-item>
          <text:h text:style-name="P27" text:outline-level="1" loext:marker-style-name="T5"><text:bookmark-start text:name="_Toc119686567"/><text:span text:style-name="T5">PLANEJAMENTO E DESENVOLVIMENTO DO PROJETO </text:span><text:bookmark-end text:name="_Toc119686567"/><text:span text:style-name="T5"/></text:h>
        </text:list-item>
      </text:list>
      <text:p text:style-name="P37" loext:marker-style-name="T1"/>
      <text:list xml:id="list32954224853305" text:continue-numbering="true" text:style-name="WWNum5">
        <text:list-item>
          <text:list>
            <text:list-item>
              <text:h text:style-name="P29" text:outline-level="2" loext:marker-style-name="T5"><text:bookmark-start text:name="_Toc119686568"/><text:span text:style-name="T5">Plano de trabalho (usando ferramenta acordada com o docente)</text:span><text:bookmark-end text:name="_Toc119686568"/><text:span text:style-name="T5"/></text:h>
            </text:list-item>
          </text:list>
        </text:list-item>
      </text:list>
      <text:p text:style-name="P21"><text:span text:style-name="T24">O plano de desenvolvimento do aplicativo </text:span><text:span text:style-name="T26">TomatoFlow</text:span><text:span text:style-name="T24"> foi estruturado para garantir o das etapas de forma organizada e eficiente.</text:span></text:p>
      <text:p text:style-name="P21"><text:span text:style-name="T21"/></text:p>
      <text:p text:style-name="P10">Ação 1 – Criação do layout do aplicativo</text:p>
      <text:list text:style-name="L4">
        <text:list-item>
          <text:p text:style-name="P68"><text:span text:style-name="T20">Responsável: Kwan Ma</text:span><text:span text:style-name="T28">r</text:span><text:span text:style-name="T20">ciel e Carlos Daniel </text:span></text:p>
        </text:list-item>
        <text:list-item>
          <text:p text:style-name="P68"><text:span text:style-name="T20">Prazo: </text:span><text:span text:style-name="T25">05/08/2025 a 10/10/2025</text:span></text:p>
        </text:list-item>
        <text:list-item>
          <text:p text:style-name="P69"><text:soft-page-break/><text:span text:style-name="T20">Recursos necessários: </text:span><text:span text:style-name="T25">Dispositivo móvel, acesso a internet, figma.</text:span></text:p>
        </text:list-item>
      </text:list>
      <text:p text:style-name="P10"/>
      <text:p text:style-name="P10">Ação 2 – Desenvolvimento do frontend</text:p>
      <text:list text:style-name="L5">
        <text:list-item>
          <text:p text:style-name="P47">Responsável: Richard Willian</text:p>
        </text:list-item>
        <text:list-item>
          <text:p text:style-name="P48">Prazo: <text:span text:style-name="T29">05/08/2025 a 21/11/2025</text:span></text:p>
        </text:list-item>
        <text:list-item>
          <text:p text:style-name="P47">Recursos necessários: <text:span text:style-name="T29">Computador, acesso a internet, visual studio code.</text:span></text:p>
        </text:list-item>
      </text:list>
      <text:p text:style-name="P10">Ação 3 – Desenvolvimento e integração do banco de dados</text:p>
      <text:list text:style-name="L6">
        <text:list-item>
          <text:p text:style-name="P49">Responsável: <text:span text:style-name="T29">Gabriel Josinaldo</text:span></text:p>
        </text:list-item>
        <text:list-item>
          <text:p text:style-name="P50">Prazo: <text:span text:style-name="T29">05/08/2025 a 21/11/2025</text:span></text:p>
        </text:list-item>
        <text:list-item>
          <text:p text:style-name="P50">Recursos necessários: <text:span text:style-name="T29">Computador, acesso a internet, visual studio code.</text:span></text:p>
        </text:list-item>
      </text:list>
      <text:p text:style-name="P66" loext:marker-style-name="T13"/>
      <text:list text:continue-list="list32954224853305" text:style-name="WWNum5">
        <text:list-item>
          <text:list>
            <text:list-item>
              <text:h text:style-name="P29" text:outline-level="2" loext:marker-style-name="T5"><text:bookmark-start text:name="_Toc119686569"/><text:span text:style-name="T5">Descrição da forma de envolvimento do público participante na formulação do projeto, seu desenvolvimento e avaliação, bem como as estratégias pelo grupo para mobilizá-los.</text:span><text:bookmark-end text:name="_Toc119686569"/><text:span text:style-name="T5"/></text:h>
            </text:list-item>
          </text:list>
        </text:list-item>
      </text:list>
      <text:p text:style-name="P4"><text:span text:style-name="T30">Por se tratar de um projeto acadêmico, n</text:span>ão ouve envolvimento da comunidade.</text:p>
      <text:p text:style-name="P14"/>
      <text:list xml:id="list32955813388849" text:continue-numbering="true" text:style-name="WWNum5">
        <text:list-item>
          <text:list>
            <text:list-item>
              <text:h text:style-name="P29" text:outline-level="2" loext:marker-style-name="T4"><text:bookmark-start text:name="_Toc119686570"/><text:span text:style-name="T5">Grupo de trabalho (descrição da responsabilidade de cada membro)</text:span><text:bookmark-end text:name="_Toc119686570"/><text:span text:style-name="T4"/></text:h>
            </text:list-item>
          </text:list>
        </text:list-item>
      </text:list>
      <text:p text:style-name="P15">Richard Willian Luna de Araújo</text:p>
      <text:list text:style-name="L7">
        <text:list-item>
          <text:p text:style-name="P52">Distribuidor de funções</text:p>
        </text:list-item>
        <text:list-item>
          <text:p text:style-name="P52">Gerenciamento do grupo</text:p>
        </text:list-item>
        <text:list-item>
          <text:p text:style-name="P52">Desenvolvedor do frontend</text:p>
        </text:list-item>
      </text:list>
      <text:p text:style-name="P5"/>
      <text:p text:style-name="P15">Gabriel Josinaldo de Oliveira</text:p>
      <text:list text:style-name="L8">
        <text:list-item>
          <text:p text:style-name="P53">Desenvolvedor do banco de dados</text:p>
        </text:list-item>
        <text:list-item>
          <text:p text:style-name="P54">Responsável por slides</text:p>
        </text:list-item>
      </text:list>
      <text:p text:style-name="P6"/>
      <text:p text:style-name="P11">Kawan Maciel de Lima Silva e Carlos Daniel Batista dos Santos</text:p>
      <text:list text:style-name="L9">
        <text:list-item>
          <text:p text:style-name="P55">Desenvolvedor do layout do aplicativos</text:p>
        </text:list-item>
      </text:list>
      <text:p text:style-name="P66" loext:marker-style-name="T13"/>
      <text:list xml:id="list32953885897374" text:continue-list="list32955813388849" text:style-name="WWNum5">
        <text:list-item>
          <text:list>
            <text:list-item>
              <text:h text:style-name="P29" text:outline-level="2" loext:marker-style-name="T5"><text:bookmark-start text:name="_Toc119686571"/><text:span text:style-name="T5">Metas, critérios ou indicadores de avaliação do projeto</text:span><text:bookmark-end text:name="_Toc119686571"/><text:span text:style-name="T5"/></text:h>
            </text:list-item>
          </text:list>
        </text:list-item>
      </text:list>
      <text:p text:style-name="P12">Metas</text:p>
      <text:list text:style-name="L10">
        <text:list-item>
          <text:p text:style-name="P56">Aplicativo funcional</text:p>
        </text:list-item>
        <text:list-item>
          <text:p text:style-name="P56">Login, registro e recuperação de senha conectado com banco de dados</text:p>
        </text:list-item>
        <text:list-item>
          <text:p text:style-name="P56">Cronometro funcional</text:p>
        </text:list-item>
      </text:list>
      <text:p text:style-name="P12"><text:span text:style-name="T31"/></text:p>
      <text:p text:style-name="P12">Etapas</text:p>
      <text:list text:style-name="L11">
        <text:list-item>
          <text:p text:style-name="P51">Desenvolvimento do frontend</text:p>
        </text:list-item>
        <text:list-item>
          <text:p text:style-name="P51"><text:soft-page-break/>Desenvolvimento do banco de dados</text:p>
        </text:list-item>
        <text:list-item>
          <text:p text:style-name="P51">Integração com banco de dados</text:p>
        </text:list-item>
        <text:list-item>
          <text:p text:style-name="P51">Testes e ajustes</text:p>
        </text:list-item>
        <text:list-item>
          <text:p text:style-name="P51">Build e geração do apk</text:p>
        </text:list-item>
        <text:list-item>
          <text:p text:style-name="P51">Documentação e postagem no github</text:p>
        </text:list-item>
      </text:list>
      <text:p text:style-name="P12"/>
      <text:p text:style-name="P12">Critérios</text:p>
      <text:list text:style-name="L12">
        <text:list-item>
          <text:p text:style-name="P57">Aplicativo 100% funcional</text:p>
        </text:list-item>
        <text:list-item>
          <text:p text:style-name="P57">Interface simples e intuitiva</text:p>
        </text:list-item>
        <text:list-item>
          <text:p text:style-name="P57">Performance</text:p>
        </text:list-item>
      </text:list>
      <text:p text:style-name="P37" loext:marker-style-name="T1"/>
      <text:list xml:id="list32955713558136" text:continue-list="list32953885897374" text:style-name="WWNum5">
        <text:list-item>
          <text:list>
            <text:list-item>
              <text:h text:style-name="P29" text:outline-level="2" loext:marker-style-name="T5"><text:bookmark-start text:name="_Toc119686572"/><text:span text:style-name="T5">Recursos previstos</text:span><text:bookmark-end text:name="_Toc119686572"/><text:span text:style-name="T5"/></text:h>
            </text:list-item>
          </text:list>
        </text:list-item>
      </text:list>
      <text:p text:style-name="P22">Recursos Materiais</text:p>
      <text:list text:style-name="L13">
        <text:list-item>
          <text:p text:style-name="P70">Computadores</text:p>
        </text:list-item>
        <text:list-item>
          <text:p text:style-name="P70">Celulares</text:p>
        </text:list-item>
        <text:list-item>
          <text:p text:style-name="P70">Figma</text:p>
        </text:list-item>
        <text:list-item>
          <text:p text:style-name="P70">Acesso a internt</text:p>
        </text:list-item>
        <text:list-item>
          <text:p text:style-name="P70">Visual studio code</text:p>
        </text:list-item>
        <text:list-item>
          <text:p text:style-name="P70">Android Studio</text:p>
        </text:list-item>
        <text:list-item>
          <text:p text:style-name="P70">Framework ionic</text:p>
        </text:list-item>
        <text:list-item>
          <text:p text:style-name="P70">Angular CLI</text:p>
        </text:list-item>
        <text:list-item>
          <text:p text:style-name="P70">Node.js</text:p>
        </text:list-item>
      </text:list>
      <text:p text:style-name="P67" loext:marker-style-name="T12"/>
      <text:list xml:id="list32955348753028" text:continue-list="list32955713558136" text:style-name="WWNum5">
        <text:list-item>
          <text:list>
            <text:list-item>
              <text:h text:style-name="P29" text:outline-level="2" loext:marker-style-name="T5"><text:bookmark-start text:name="_Toc119686573"/><text:span text:style-name="T5">Detalhamento técnico do projeto</text:span><text:bookmark-end text:name="_Toc119686573"/><text:span text:style-name="T5"/></text:h>
            </text:list-item>
          </text:list>
        </text:list-item>
      </text:list>
      <text:p text:style-name="P17">O TomatoFlow foi desenvolvido como um aplicativo mobile android utilizando o framework Ionic com Angular. A arquitetura é de padrão Angular.</text:p>
      <text:p text:style-name="P17"/>
      <text:p text:style-name="P16">Frontend</text:p>
      <text:list text:style-name="L14">
        <text:list-item>
          <text:p text:style-name="P58">Ionic framework</text:p>
        </text:list-item>
        <text:list-item>
          <text:p text:style-name="P58">Angular</text:p>
        </text:list-item>
        <text:list-item>
          <text:p text:style-name="P58">Typescript</text:p>
        </text:list-item>
      </text:list>
      <text:p text:style-name="P7"/>
      <text:p text:style-name="P13">Funções:</text:p>
      <text:p text:style-name="P7">Sistema de autentificação:</text:p>
      <text:list text:style-name="L15">
        <text:list-item>
          <text:p text:style-name="P59">Páginas de login, cadastro e recuperação de senhas</text:p>
        </text:list-item>
        <text:list-item>
          <text:p text:style-name="P59">Armazenamento no banco de dados</text:p>
        </text:list-item>
      </text:list>
      <text:p text:style-name="P7"/>
      <text:p text:style-name="P7">Cronometro Pomodoro:</text:p>
      <text:list text:style-name="L16">
        <text:list-item>
          <text:p text:style-name="P60">Timer pomodoro</text:p>
        </text:list-item>
        <text:list-item>
          <text:p text:style-name="P60"><text:soft-page-break/>Configuração do timer</text:p>
        </text:list-item>
      </text:list>
      <text:p text:style-name="P7"/>
      <text:p text:style-name="P13">Build e Deploy:</text:p>
      <text:list text:style-name="L17">
        <text:list-item>
          <text:p text:style-name="P61">Geração do APK</text:p>
        </text:list-item>
        <text:list-item>
          <text:p text:style-name="P61">Teste do APK</text:p>
        </text:list-item>
      </text:list>
      <text:p text:style-name="Standard"/>
      <text:p text:style-name="P40" loext:marker-style-name="T2"/>
      <text:list text:continue-list="list32955348753028" text:style-name="WWNum5">
        <text:list-item>
          <text:h text:style-name="P27" text:outline-level="1" loext:marker-style-name="T5"><text:bookmark-start text:name="_Toc119686574"/><text:span text:style-name="T5">ENCERRAMENTO DO PROJETO </text:span><text:bookmark-end text:name="_Toc119686574"/><text:span text:style-name="T5"/></text:h>
        </text:list-item>
      </text:list>
      <text:p text:style-name="P37" loext:marker-style-name="T1"/>
      <text:list text:continue-numbering="true" text:style-name="WWNum5">
        <text:list-item>
          <text:list>
            <text:list-item>
              <text:h text:style-name="P29" text:outline-level="2" loext:marker-style-name="T5"><text:bookmark-start text:name="_Toc119686575"/><text:span text:style-name="T5">Relato Coletivo: <text:s/></text:span><text:bookmark-end text:name="_Toc119686575"/><text:span text:style-name="T5"/></text:h>
            </text:list-item>
          </text:list>
        </text:list-item>
      </text:list>
      <text:p text:style-name="P19">O grupo sabe que o aplicativo TomatoFlow ainda pode receber melhorias, mas está satisfeito com o progresso que tiveram durante o desenvolvimento do aplicativo, mesmo com tantos problemas durante seu desenvolvimento, esse projeto será levado como aprendizado. O importante é que o objetivo principal do aplicativo foi atingido e pode ser utilizado.</text:p>
      <text:p text:style-name="P66" loext:marker-style-name="T13"/>
      <text:list text:continue-numbering="true" text:style-name="WWNum5">
        <text:list-item>
          <text:list>
            <text:list-item>
              <text:list>
                <text:list-item>
                  <text:h text:style-name="P30" text:outline-level="3" loext:marker-style-name="T5"><text:bookmark-start text:name="_Toc119686576"/><text:span text:style-name="T5">Avaliação de reação da parte interessada</text:span><text:bookmark-end text:name="_Toc119686576"/><text:span text:style-name="T5"/></text:h>
                </text:list-item>
              </text:list>
            </text:list-item>
          </text:list>
        </text:list-item>
      </text:list>
      <text:p text:style-name="P18">Não tivemos interações com as partes interessadas.</text:p>
      <text:p text:style-name="P37" loext:marker-style-name="T1"/>
      <text:list text:continue-numbering="true" text:style-name="WWNum5">
        <text:list-item>
          <text:list>
            <text:list-item>
              <text:h text:style-name="P29" text:outline-level="2" loext:marker-style-name="T5"><text:bookmark-start text:name="_Toc119686577"/><text:span text:style-name="T5">Relato de Experiência Individual</text:span><text:bookmark-end text:name="_Toc119686577"/><text:span text:style-name="T5"> (</text:span><text:span text:style-name="T7">Pontuação específica para o relato individual</text:span><text:span text:style-name="T5">)</text:span></text:h>
            </text:list-item>
          </text:list>
        </text:list-item>
      </text:list>
      <text:p text:style-name="P62"><text:span text:style-name="T4">Richard Willian Luna de Aráujo</text:span></text:p>
      <text:p text:style-name="P44" loext:marker-style-name="T11"/>
      <text:list text:continue-numbering="true" text:style-name="WWNum5">
        <text:list-item>
          <text:list>
            <text:list-item>
              <text:list>
                <text:list-item>
                  <text:h text:style-name="P30" text:outline-level="3"><text:bookmark-start text:name="_Toc119686578"/>CONTEXTUALIZAÇÃO<text:bookmark-end text:name="_Toc119686578"/></text:h>
                </text:list-item>
              </text:list>
            </text:list-item>
          </text:list>
        </text:list-item>
      </text:list>
      <text:p text:style-name="P63">Esse projeto teve como objetivo desenvolver o TomatoFlow um aplicativo móvel capaz de auxiliar nos estudos por meio do método pomodoro. Minha participação no trabalho foi importante, eu assumi o papel de liderança e guie o projeto, acredito que com esse projeto eu pude melhorar minhas capacidades em trabalhos em grupo e academicamente.</text:p>
      <text:p text:style-name="P63"/>
      <text:p text:style-name="P63">Durante todo o projeto eu me dediquei a ajudar o máximo que podia, tendo participação na escolha de layout e no desenvolvimento do frontend. Infelizmente pelo fato de metade grupo não ter computadores, eu tive que ajudar e fazer grande parte do projeto. </text:p>
      <text:list text:continue-numbering="true" text:style-name="WWNum5">
        <text:list-item>
          <text:list>
            <text:list-item>
              <text:list>
                <text:list-item>
                  <text:h text:style-name="P30" text:outline-level="3"><text:bookmark-start text:name="_Toc119686579"/><text:soft-page-break/>METODOLOGIA<text:bookmark-end text:name="_Toc119686579"/> </text:h>
                </text:list-item>
              </text:list>
            </text:list-item>
          </text:list>
        </text:list-item>
      </text:list>
      <text:p text:style-name="P31">O projeto demorou para se iniciar, mas depois de um tempo começou a dar certo, mas durante todo o desenvolvimento do aplicativo eu e Gabriel Josinaldo tivemos vários problemas no desenvolvimento, o que acarretou ainda mais demora no desenvolvimento do projeto.</text:p>
      <text:p text:style-name="P31"/>
      <text:p text:style-name="P31">As reuniões e decisões eram realizadas de forma presencial ou por grupo no WhatsApp.</text:p>
      <text:list text:continue-numbering="true" text:style-name="WWNum5">
        <text:list-item>
          <text:list>
            <text:list-item>
              <text:list>
                <text:list-item>
                  <text:h text:style-name="P30" text:outline-level="3"><text:bookmark-start text:name="_Toc119686580"/>RESULTADOS E DISCUSSÃO:<text:bookmark-end text:name="_Toc119686580"/> </text:h>
                </text:list-item>
              </text:list>
            </text:list-item>
          </text:list>
        </text:list-item>
      </text:list>
      <text:p text:style-name="P31">O projeto pretendia ser mais ambicioso, mas infelizmente não foi, desenvolver esse projeto deve seus pontos altos e baixos, mas infelizmente foram mais pontos baixos, o grupo não era muito proativo e eu era responsável por chamar a atenção dos membros do grupo para o trabalho, faltou proatividade no grupo, quase que eu acabei fazendo o trabalho de forma individual, mas isso iria dar ainda mais trabalho.</text:p>
      <text:p text:style-name="P31"/>
      <text:p text:style-name="P31">O projeto teve que ser refeito várias vezes e muitas vezes não saia como o esperado, o estresse foi realmente um desafio tão grande quanto a falta de proatividade.</text:p>
      <text:list text:continue-numbering="true" text:style-name="WWNum5">
        <text:list-item>
          <text:list>
            <text:list-item>
              <text:list>
                <text:list-item>
                  <text:h text:style-name="P30" text:outline-level="3"><text:bookmark-start text:name="_Toc119686581"/>REFLEXÃO APROFUNDADA<text:bookmark-end text:name="_Toc119686581"/> </text:h>
                </text:list-item>
              </text:list>
            </text:list-item>
          </text:list>
        </text:list-item>
      </text:list>
      <text:p text:style-name="P31">A forma teórica não é nada comparada com a pratica, de inicio demonstra ser um objetivo fácil de conquistar, mas na verdade exist<text:span text:style-name="T34">em vários empecilhos pelo caminho.</text:span></text:p>
      <text:p text:style-name="P31"/>
      <text:p text:style-name="P32">Um dos empecilhos mais encontrados foram os códigos e os imports que geralmente davam erro e as vezes conflitos que forçavam o recomeço do projeto.</text:p>
      <text:p text:style-name="P32"/>
      <text:p text:style-name="P32">A barreira da comunicação e trabalho em grupo também foi um grande empecilho no desenvolvimento do projeto.</text:p>
      <text:list text:continue-numbering="true" text:style-name="WWNum5">
        <text:list-item>
          <text:list>
            <text:list-item>
              <text:list>
                <text:list-item>
                  <text:h text:style-name="P30" text:outline-level="3"><text:bookmark-start text:name="_Toc119686582"/>CONSIDERAÇÕES FINAIS<text:bookmark-end text:name="_Toc119686582"/> </text:h>
                </text:list-item>
              </text:list>
            </text:list-item>
          </text:list>
        </text:list-item>
      </text:list>
      <text:p text:style-name="P64">O desenvolvimento do aplicativo TomatoFlow ira marcar minha vida acadêmica, esse projeto e seus erros serão levados como aprendizado e serão bem utilizados em futuros projetos.</text:p>
      <text:p text:style-name="P64"/>
      <text:p text:style-name="P64">Busco melhorar meus erros e desenvolver minhas habilidades com trabalhos em grupo e acadêmicas.</text:p>
      <text:p text:style-name="P37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text-indent="1.249cm" style:auto-text-indent="false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arginalia" style:family="paragraph" style:parent-style-name="Standard" loext:linked-style-name="Comment_20_Text_20_Char" style:class="text">
      <style:paragraph-properties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pt" style:country-asian="BR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9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0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41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42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43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44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45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66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67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68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9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0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71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72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4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riana Sanajotti Nakamuta</meta:initial-creator>
    <meta:editing-cycles>51</meta:editing-cycles>
    <meta:creation-date>2022-11-18T19:15:00</meta:creation-date>
    <dc:date>2025-11-21T03:29:53.286968544</dc:date>
    <meta:generator>LibreOffice/24.2.7.2$Linux_X86_64 LibreOffice_project/420$Build-2</meta:generator>
    <meta:editing-duration>PT54M28S</meta:editing-duration>
    <meta:document-statistic meta:table-count="0" meta:image-count="0" meta:object-count="0" meta:page-count="9" meta:paragraph-count="146" meta:word-count="1509" meta:character-count="9705" meta:non-whitespace-character-count="8399"/>
    <meta:user-defined meta:name="AppVersion">16.0000</meta:user-defined>
    <meta:user-defined meta:name="ContentTypeId">0x010100CFD99E4A0321F647AAC1CD95B85C38E3</meta:user-defined>
    <meta:user-defined meta:name="DocSecurity" meta:value-type="float">4</meta:user-defined>
    <meta:template xlink:type="simple" xlink:actuate="onRequest" xlink:title="Normal.dotm" xlink:href=""/>
  </office:meta>
</office:document-meta>
</file>